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officeooo:rsid="000d3215" style:font-weight-asian="normal" style:font-weight-complex="normal"/>
    </style:style>
    <style:style style:name="P2" style:family="paragraph" style:parent-style-name="Title">
      <style:text-properties officeooo:rsid="000f0b5b" officeooo:paragraph-rsid="000f0b5b"/>
    </style:style>
    <style:style style:name="P3" style:family="paragraph" style:parent-style-name="Standard" style:list-style-name="L1">
      <style:text-properties fo:color="#81d41a" loext:opacity="100%" fo:font-weight="normal" officeooo:rsid="000d3215" officeooo:paragraph-rsid="000d3215" style:font-weight-asian="normal" style:font-weight-complex="normal"/>
    </style:style>
    <style:style style:name="P4" style:family="paragraph" style:parent-style-name="Standard" style:list-style-name="L1">
      <style:text-properties fo:color="#81d41a" loext:opacity="100%" fo:font-weight="normal" officeooo:rsid="000d3215" officeooo:paragraph-rsid="00192963" style:font-weight-asian="normal" style:font-weight-complex="normal"/>
    </style:style>
    <style:style style:name="P5" style:family="paragraph" style:parent-style-name="Standard" style:list-style-name="L1">
      <style:text-properties fo:color="#81d41a" loext:opacity="100%" fo:font-weight="normal" officeooo:rsid="000f0b5b" officeooo:paragraph-rsid="00192963" style:font-weight-asian="normal" style:font-weight-complex="normal"/>
    </style:style>
    <style:style style:name="P6" style:family="paragraph" style:parent-style-name="Standard" style:list-style-name="L1">
      <style:text-properties fo:color="#81d41a" loext:opacity="100%" fo:font-weight="normal" officeooo:rsid="000f0b5b" officeooo:paragraph-rsid="000f0b5b" style:font-weight-asian="normal" style:font-weight-complex="normal"/>
    </style:style>
    <style:style style:name="T1" style:family="text">
      <style:text-properties officeooo:rsid="000f0b5b"/>
    </style:style>
    <style:style style:name="T2" style:family="text">
      <style:text-properties officeooo:rsid="001015d1"/>
    </style:style>
    <style:style style:name="T3" style:family="text">
      <style:text-properties fo:font-weight="normal" officeooo:rsid="000d3215" style:font-weight-asian="normal" style:font-weight-complex="normal"/>
    </style:style>
    <style:style style:name="T4" style:family="text">
      <style:text-properties officeooo:rsid="001ff20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k plan</text:p>
      <text:p text:style-name="P1"/>
      <text:list xml:id="list3430699183" text:style-name="L1">
        <text:list-item>
          <text:p text:style-name="P3">Preprocessing</text:p>
          <text:list>
            <text:list-item>
              <text:p text:style-name="P3">Pick stations of brand X in Munich, Frankfurt, and Berlin</text:p>
            </text:list-item>
            <text:list-item>
              <text:p text:style-name="P3">Merge stations with fuel data</text:p>
            </text:list-item>
            <text:list-item>
              <text:p text:style-name="P3">Only pick rows within time range Y</text:p>
            </text:list-item>
            <text:list-item>
              <text:p text:style-name="P3">Filter out rows with 0 values for fuel type Z</text:p>
            </text:list-item>
            <text:list-item>
              <text:p text:style-name="P4">Assign rows to hour time slots and remove duplicates within a single slot</text:p>
            </text:list-item>
            <text:list-item>
              <text:p text:style-name="P5">Add weekday</text:p>
            </text:list-item>
            <text:list-item>
              <text:p text:style-name="P3">Calculate M-day rolling averages</text:p>
            </text:list-item>
          </text:list>
        </text:list-item>
        <text:list-item>
          <text:p text:style-name="P3">Weather data</text:p>
          <text:list>
            <text:list-item>
              <text:p text:style-name="P3">For each station, get the hourly temperate, rain, and total cloud coverage data at its location for time range Y, <text:span text:style-name="T2">and save it in the MongoDB</text:span></text:p>
            </text:list-item>
            <text:list-item>
              <text:p text:style-name="P3">Merge with <text:span text:style-name="T1">fuel price data on station ID and date and time</text:span></text:p>
            </text:list-item>
            <text:list-item>
              <text:p text:style-name="P6">Encode hour and weekday (https://ianlondon.github.io/blog/encoding-cyclical-features-24hour-time/)</text:p>
            </text:list-item>
          </text:list>
        </text:list-item>
        <text:list-item>
          <text:p text:style-name="P3">Training <text:span text:style-name="T4">&amp; p</text:span>redict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0:02:10.632181505</meta:creation-date>
    <dc:date>2023-10-21T01:56:37.905629769</dc:date>
    <meta:editing-duration>PT14H33M37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15" meta:character-count="659" meta:non-whitespace-character-count="571"/>
  </office:meta>
</office:document-meta>
</file>